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radiocarbon">
            <text:p>radiocarbon</text:p>
          </table:table-cell>
          <table:table-cell office:value-type="string" office:value="Tln-22">
            <text:p>Tln-22</text:p>
          </table:table-cell>
          <table:table-cell office:value-type="float" office:value="57.57">
            <text:p>57.57</text:p>
          </table:table-cell>
          <table:table-cell office:value-type="float" office:value="22.62">
            <text:p>22.62</text:p>
          </table:table-cell>
          <table:table-cell office:value-type="float" office:value="4060.0">
            <text:p>4060.0</text:p>
          </table:table-cell>
          <table:table-cell office:value-type="float" office:value="50.0">
            <text:p>5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88">
            <text:p>2.88</text:p>
          </table:table-cell>
          <table:table-cell office:value-type="float" office:value="0.5035871324805669">
            <text:p>0.5035871324805669</text:p>
          </table:table-cell>
          <table:table-cell office:value-type="float" office:value="0.5034878350069641">
            <text:p>0.5034878350069641</text:p>
          </table:table-cell>
          <table:table-cell office:value-type="string" office:value="PunningEtal1973,Veinbergs1996,Eberhards2006,RosentauEtal2021">
            <text:p>PunningEtal1973,Veinbergs1996,Eberhards2006,RosentauEtal2021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radiocarbon">
            <text:p>radiocarbon</text:p>
          </table:table-cell>
          <table:table-cell office:value-type="string" office:value="Tln-3252">
            <text:p>Tln-3252</text:p>
          </table:table-cell>
          <table:table-cell office:value-type="float" office:value="57.15">
            <text:p>57.15</text:p>
          </table:table-cell>
          <table:table-cell office:value-type="float" office:value="23.06">
            <text:p>23.06</text:p>
          </table:table-cell>
          <table:table-cell office:value-type="float" office:value="7823.0">
            <text:p>7823.0</text:p>
          </table:table-cell>
          <table:table-cell office:value-type="float" office:value="65.0">
            <text:p>65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89">
            <text:p>-1.89</text:p>
          </table:table-cell>
          <table:table-cell office:value-type="float" office:value="0.5076416058598822">
            <text:p>0.5076416058598822</text:p>
          </table:table-cell>
          <table:table-cell office:value-type="float" office:value="0.5051732376126036">
            <text:p>0.5051732376126036</text:p>
          </table:table-cell>
          <table:table-cell office:value-type="string" office:value="Grudzinska2011,Pujate2015,RosentauEtal2021">
            <text:p>Grudzinska2011,Pujate2015,RosentauEtal2021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radiocarbon">
            <text:p>radiocarbon</text:p>
          </table:table-cell>
          <table:table-cell office:value-type="string" office:value="Tln-3253">
            <text:p>Tln-3253</text:p>
          </table:table-cell>
          <table:table-cell office:value-type="float" office:value="57.15">
            <text:p>57.15</text:p>
          </table:table-cell>
          <table:table-cell office:value-type="float" office:value="23.06">
            <text:p>23.06</text:p>
          </table:table-cell>
          <table:table-cell office:value-type="float" office:value="8231.0">
            <text:p>8231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9">
            <text:p>-2.19</text:p>
          </table:table-cell>
          <table:table-cell office:value-type="float" office:value="0.5076416058598822">
            <text:p>0.5076416058598822</text:p>
          </table:table-cell>
          <table:table-cell office:value-type="float" office:value="0.5051732376126036">
            <text:p>0.5051732376126036</text:p>
          </table:table-cell>
          <table:table-cell office:value-type="string" office:value="Grudzinska2011,Pujate2015,RosentauEtal2021">
            <text:p>Grudzinska2011,Pujate2015,RosentauEtal2021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radiocarbon">
            <text:p>radiocarbon</text:p>
          </table:table-cell>
          <table:table-cell office:value-type="string" office:value="Tln-13">
            <text:p>Tln-13</text:p>
          </table:table-cell>
          <table:table-cell office:value-type="float" office:value="57.57">
            <text:p>57.57</text:p>
          </table:table-cell>
          <table:table-cell office:value-type="float" office:value="22.62">
            <text:p>22.62</text:p>
          </table:table-cell>
          <table:table-cell office:value-type="float" office:value="4440.0">
            <text:p>4440.0</text:p>
          </table:table-cell>
          <table:table-cell office:value-type="float" office:value="65.0">
            <text:p>65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28">
            <text:p>2.28</text:p>
          </table:table-cell>
          <table:table-cell office:value-type="float" office:value="0.5038849074937649">
            <text:p>0.5038849074937649</text:p>
          </table:table-cell>
          <table:table-cell office:value-type="float" office:value="0.5034878350069641">
            <text:p>0.5034878350069641</text:p>
          </table:table-cell>
          <table:table-cell office:value-type="string" office:value="PunningEtal1973,Veinbergs1996,Eberhards2006,RosentauEtal2021">
            <text:p>PunningEtal1973,Veinbergs1996,Eberhards2006,RosentauEtal2021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radiocarbon">
            <text:p>radiocarbon</text:p>
          </table:table-cell>
          <table:table-cell office:value-type="string" office:value="Tln-10">
            <text:p>Tln-10</text:p>
          </table:table-cell>
          <table:table-cell office:value-type="float" office:value="57.57">
            <text:p>57.57</text:p>
          </table:table-cell>
          <table:table-cell office:value-type="float" office:value="22.62">
            <text:p>22.62</text:p>
          </table:table-cell>
          <table:table-cell office:value-type="float" office:value="8895.0">
            <text:p>889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0.45">
            <text:p>0.45</text:p>
          </table:table-cell>
          <table:table-cell office:value-type="float" office:value="0.5086255990411808">
            <text:p>0.5086255990411808</text:p>
          </table:table-cell>
          <table:table-cell office:value-type="float" office:value="0.5050742519669756">
            <text:p>0.5050742519669756</text:p>
          </table:table-cell>
          <table:table-cell office:value-type="string" office:value="PunningEtal1973,Veinbergs1996,Eberhards2006,RosentauEtal2021">
            <text:p>PunningEtal1973,Veinbergs1996,Eberhards2006,RosentauEtal2021</text:p>
          </table:table-cell>
        </table:table-row>
        <table:table-row>
          <table:table-cell office:value-type="string" office:value="West_Gulf_Of_Riga">
            <text:p>West_Gulf_Of_Riga</text:p>
          </table:table-cell>
          <table:table-cell office:value-type="string" office:value="radiocarbon">
            <text:p>radiocarbon</text:p>
          </table:table-cell>
          <table:table-cell office:value-type="string" office:value="Tln-3251">
            <text:p>Tln-3251</text:p>
          </table:table-cell>
          <table:table-cell office:value-type="float" office:value="57.15">
            <text:p>57.15</text:p>
          </table:table-cell>
          <table:table-cell office:value-type="float" office:value="23.06">
            <text:p>23.06</text:p>
          </table:table-cell>
          <table:table-cell office:value-type="float" office:value="6901.0">
            <text:p>6901.0</text:p>
          </table:table-cell>
          <table:table-cell office:value-type="float" office:value="120.0">
            <text:p>120.0</text:p>
          </table:table-cell>
          <table:table-cell office:value-type="string" office:value="bulk gyttja">
            <text:p>bulk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59">
            <text:p>-1.59</text:p>
          </table:table-cell>
          <table:table-cell office:value-type="float" office:value="0.5067543783727971">
            <text:p>0.5067543783727971</text:p>
          </table:table-cell>
          <table:table-cell office:value-type="float" office:value="0.5051732376126036">
            <text:p>0.5051732376126036</text:p>
          </table:table-cell>
          <table:table-cell office:value-type="string" office:value="Grudzinska2011,Pujate2015,RosentauEtal2021">
            <text:p>Grudzinska2011,Pujate2015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